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9" style:family="text">
      <style:text-properties style:font-name="Verdana" fo:font-size="12pt" style:font-name-asian="Verdana" style:font-size-asian="12pt" style:font-name-complex="Verdana" style:font-size-complex="12pt"/>
    </style:style>
    <style:style style:name="T9_20" style:family="text">
      <style:text-properties style:font-name="Verdana" fo:font-size="12pt" style:font-name-asian="Verdana" style:font-size-asian="12pt" style:font-name-complex="Verdana" style:font-size-complex="12pt"/>
    </style:style>
    <style:style style:name="T9_21" style:family="text">
      <style:text-properties style:font-name="Verdana" fo:font-size="12pt" style:font-name-asian="Verdana" style:font-size-asian="12pt" style:font-name-complex="Verdana" style:font-size-complex="12pt"/>
    </style:style>
    <style:style style:name="T9_22" style:family="text">
      <style:text-properties style:font-name="Verdana" fo:font-size="12pt" style:font-name-asian="Verdana" style:font-size-asian="12pt" style:font-name-complex="Verdana" style:font-size-complex="12pt"/>
    </style:style>
    <style:style style:name="T9_23" style:family="text">
      <style:text-properties style:font-name="Verdana" fo:font-size="12pt" style:font-name-asian="Verdana" style:font-size-asian="12pt" style:font-name-complex="Verdana" style:font-size-complex="12pt"/>
    </style:style>
    <style:style style:name="T9_24" style:family="text">
      <style:text-properties style:font-name="Verdana" fo:font-size="12pt" style:font-name-asian="Verdana" style:font-size-asian="12pt" style:font-name-complex="Verdana" style:font-size-complex="12pt"/>
    </style:style>
    <style:style style:name="T9_25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/>
    </style:style>
    <style:style style:name="T10_15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2" style:family="text">
      <style:text-properties style:font-name="Verdana" fo:font-size="12pt" style:font-name-asian="Verdana" style:font-size-asian="12pt" style:font-name-complex="Verdana" style:font-size-complex="12pt"/>
    </style:style>
    <style:style style:name="T12_23" style:family="text">
      <style:text-properties style:font-name="Verdana" fo:font-size="12pt" style:font-name-asian="Verdana" style:font-size-asian="12pt" style:font-name-complex="Verdana" style:font-size-complex="12pt"/>
    </style:style>
    <style:style style:name="T12_24" style:family="text">
      <style:text-properties style:font-name="Verdana" fo:font-size="12pt" style:font-name-asian="Verdana" style:font-size-asian="12pt" style:font-name-complex="Verdana" style:font-size-complex="12pt"/>
    </style:style>
    <style:style style:name="T12_25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T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_12" style:family="text">
      <style:text-properties style:font-name="Verdana" fo:font-size="12pt" style:font-name-asian="Verdana" style:font-size-asian="12pt" style:font-name-complex="Verdana" style:font-size-complex="12pt"/>
    </style:style>
    <style:style style:name="T14_13" style:family="text">
      <style:text-properties style:font-name="Verdana" fo:font-size="12pt" style:font-name-asian="Verdana" style:font-size-asian="12pt" style:font-name-complex="Verdana" style:font-size-complex="12pt"/>
    </style:style>
    <style:style style:name="T14_14" style:family="text">
      <style:text-properties style:font-name="Verdana" fo:font-size="12pt" style:font-name-asian="Verdana" style:font-size-asian="12pt" style:font-name-complex="Verdana" style:font-size-complex="12pt"/>
    </style:style>
    <style:style style:name="T14_15" style:family="text">
      <style:text-properties style:font-name="Verdana" fo:font-size="12pt" style:font-name-asian="Verdana" style:font-size-asian="12pt" style:font-name-complex="Verdana" style:font-size-complex="12pt"/>
    </style:style>
    <style:style style:name="T14_16" style:family="text">
      <style:text-properties style:font-name="Verdana" fo:font-size="12pt" style:font-name-asian="Verdana" style:font-size-asian="12pt" style:font-name-complex="Verdana" style:font-size-complex="12pt"/>
    </style:style>
    <style:style style:name="T14_17" style:family="text">
      <style:text-properties style:font-name="Verdana" fo:font-size="12pt" style:font-name-asian="Verdana" style:font-size-asian="12pt" style:font-name-complex="Verdana" style:font-size-complex="12pt"/>
    </style:style>
    <style:style style:name="T14_18" style:family="text">
      <style:text-properties style:font-name="Verdana" fo:font-size="12pt" style:font-name-asian="Verdana" style:font-size-asian="12pt" style:font-name-complex="Verdana" style:font-size-complex="12pt"/>
    </style:style>
    <style:style style:name="T14_19" style:family="text">
      <style:text-properties style:font-name="Verdana" fo:font-size="12pt" style:font-name-asian="Verdana" style:font-size-asian="12pt" style:font-name-complex="Verdana" style:font-size-complex="12pt"/>
    </style:style>
    <style:style style:name="T14_20" style:family="text">
      <style:text-properties style:font-name="Verdana" fo:font-size="12pt" style:font-name-asian="Verdana" style:font-size-asian="12pt" style:font-name-complex="Verdana" style:font-size-complex="12pt"/>
    </style:style>
    <style:style style:name="T14_2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2" style:family="text">
      <style:text-properties style:font-name="Verdana" fo:font-size="12pt" style:font-name-asian="Verdana" style:font-size-asian="12pt" style:font-name-complex="Verdana" style:font-size-complex="12pt"/>
    </style:style>
    <style:style style:name="T14_23" style:family="text">
      <style:text-properties style:font-name="Verdana" fo:font-size="12pt" style:font-name-asian="Verdana" style:font-size-asian="12pt" style:font-name-complex="Verdana" style:font-size-complex="12pt"/>
    </style:style>
    <style:style style:name="T14_24" style:family="text">
      <style:text-properties style:font-name="Verdana" fo:font-size="12pt" style:font-name-asian="Verdana" style:font-size-asian="12pt" style:font-name-complex="Verdana" style:font-size-complex="12pt"/>
    </style:style>
    <style:style style:name="T14_25" style:family="text">
      <style:text-properties style:font-name="Verdana" fo:font-size="12pt" style:font-name-asian="Verdana" style:font-size-asian="12pt" style:font-name-complex="Verdana" style:font-size-complex="12pt"/>
    </style:style>
    <style:style style:name="T14_26" style:family="text">
      <style:text-properties style:font-name="Verdana" fo:font-size="12pt" style:font-name-asian="Verdana" style:font-size-asian="12pt" style:font-name-complex="Verdana" style:font-size-complex="12pt"/>
    </style:style>
    <style:style style:name="T14_27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_19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7_26" style:family="text">
      <style:text-properties style:font-name="Verdana" fo:font-size="12pt" style:font-name-asian="Verdana" style:font-size-asian="12pt" style:font-name-complex="Verdana" style:font-size-complex="12pt"/>
    </style:style>
    <style:style style:name="T17_27" style:family="text">
      <style:text-properties style:font-name="Verdana" fo:font-size="12pt" style:font-name-asian="Verdana" style:font-size-asian="12pt" style:font-name-complex="Verdana" style:font-size-complex="12pt"/>
    </style:style>
    <style:style style:name="T17_28" style:family="text">
      <style:text-properties style:font-name="Verdana" fo:font-size="12pt" style:font-name-asian="Verdana" style:font-size-asian="12pt" style:font-name-complex="Verdana" style:font-size-complex="12pt"/>
    </style:style>
    <style:style style:name="T17_29" style:family="text">
      <style:text-properties style:font-name="Verdana" fo:font-size="12pt" style:font-name-asian="Verdana" style:font-size-asian="12pt" style:font-name-complex="Verdana" style:font-size-complex="12pt"/>
    </style:style>
    <style:style style:name="T17_30" style:family="text">
      <style:text-properties style:font-name="Verdana" fo:font-size="12pt" style:font-name-asian="Verdana" style:font-size-asian="12pt" style:font-name-complex="Verdana" style:font-size-complex="12pt"/>
    </style:style>
    <style:style style:name="T17_31" style:family="text">
      <style:text-properties style:font-name="Verdana" fo:font-size="12pt" style:font-name-asian="Verdana" style:font-size-asian="12pt" style:font-name-complex="Verdana" style:font-size-complex="12pt"/>
    </style:style>
    <style:style style:name="T17_3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3" style:family="text">
      <style:text-properties style:font-name="Verdana" fo:font-size="12pt" style:font-name-asian="Verdana" style:font-size-asian="12pt" style:font-name-complex="Verdana" style:font-size-complex="12pt"/>
    </style:style>
    <style:style style:name="T17_34" style:family="text">
      <style:text-properties style:font-name="Verdana" fo:font-size="12pt" style:font-name-asian="Verdana" style:font-size-asian="12pt" style:font-name-complex="Verdana" style:font-size-complex="12pt"/>
    </style:style>
    <style:style style:name="T17_35" style:family="text">
      <style:text-properties style:font-name="Verdana" fo:font-size="12pt" style:font-name-asian="Verdana" style:font-size-asian="12pt" style:font-name-complex="Verdana" style:font-size-complex="12pt"/>
    </style:style>
    <style:style style:name="T17_36" style:family="text">
      <style:text-properties style:font-name="Verdana" fo:font-size="12pt" style:font-name-asian="Verdana" style:font-size-asian="12pt" style:font-name-complex="Verdana" style:font-size-complex="12pt"/>
    </style:style>
    <style:style style:name="T17_37" style:family="text">
      <style:text-properties style:font-name="Verdana" fo:font-size="12pt" style:font-name-asian="Verdana" style:font-size-asian="12pt" style:font-name-complex="Verdana" style:font-size-complex="12pt"/>
    </style:style>
    <style:style style:name="T17_38" style:family="text">
      <style:text-properties style:font-name="Verdana" fo:font-size="12pt" style:font-name-asian="Verdana" style:font-size-asian="12pt" style:font-name-complex="Verdana" style:font-size-complex="12pt"/>
    </style:style>
    <style:style style:name="T17_39" style:family="text">
      <style:text-properties style:font-name="Verdana" fo:font-size="12pt" style:font-name-asian="Verdana" style:font-size-asian="12pt" style:font-name-complex="Verdana" style:font-size-complex="12pt"/>
    </style:style>
    <style:style style:name="T17_40" style:family="text">
      <style:text-properties style:font-name="Verdana" fo:font-size="12pt" style:font-name-asian="Verdana" style:font-size-asian="12pt" style:font-name-complex="Verdana" style:font-size-complex="12pt"/>
    </style:style>
    <style:style style:name="T17_41" style:family="text">
      <style:text-properties style:font-name="Verdana" fo:font-size="12pt" style:font-name-asian="Verdana" style:font-size-asian="12pt" style:font-name-complex="Verdana" style:font-size-complex="12pt"/>
    </style:style>
    <style:style style:name="T17_42" style:family="text">
      <style:text-properties style:font-name="Verdana" fo:font-size="12pt" style:font-name-asian="Verdana" style:font-size-asian="12pt" style:font-name-complex="Verdana" style:font-size-complex="12pt"/>
    </style:style>
    <style:style style:name="T17_4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4" style:family="text">
      <style:text-properties style:font-name="Verdana" fo:font-size="12pt" style:font-name-asian="Verdana" style:font-size-asian="12pt" style:font-name-complex="Verdana" style:font-size-complex="12pt"/>
    </style:style>
    <style:style style:name="T17_45" style:family="text">
      <style:text-properties style:font-name="Verdana" fo:font-size="12pt" style:font-name-asian="Verdana" style:font-size-asian="12pt" style:font-name-complex="Verdana" style:font-size-complex="12pt"/>
    </style:style>
    <style:style style:name="T17_46" style:family="text">
      <style:text-properties style:font-name="Verdana" fo:font-size="12pt" style:font-name-asian="Verdana" style:font-size-asian="12pt" style:font-name-complex="Verdana" style:font-size-complex="12pt"/>
    </style:style>
    <style:style style:name="T17_47" style:family="text">
      <style:text-properties style:font-name="Verdana" fo:font-size="12pt" style:font-name-asian="Verdana" style:font-size-asian="12pt" style:font-name-complex="Verdana" style:font-size-complex="12pt"/>
    </style:style>
    <style:style style:name="T17_48" style:family="text">
      <style:text-properties style:font-name="Verdana" fo:font-size="12pt" style:font-name-asian="Verdana" style:font-size-asian="12pt" style:font-name-complex="Verdana" style:font-size-complex="12pt"/>
    </style:style>
    <style:style style:name="T17_49" style:family="text">
      <style:text-properties style:font-name="Verdana" fo:font-size="12pt" style:font-name-asian="Verdana" style:font-size-asian="12pt" style:font-name-complex="Verdana" style:font-size-complex="12pt"/>
    </style:style>
    <style:style style:name="T17_50" style:family="text">
      <style:text-properties style:font-name="Verdana" fo:font-size="12pt" style:font-name-asian="Verdana" style:font-size-asian="12pt" style:font-name-complex="Verdana" style:font-size-complex="12pt"/>
    </style:style>
    <style:style style:name="T17_51" style:family="text">
      <style:text-properties style:font-name="Verdana" fo:font-size="12pt" style:font-name-asian="Verdana" style:font-size-asian="12pt" style:font-name-complex="Verdana" style:font-size-complex="12pt"/>
    </style:style>
    <style:style style:name="T17_52" style:family="text">
      <style:text-properties style:font-name="Verdana" fo:font-size="12pt" style:font-name-asian="Verdana" style:font-size-asian="12pt" style:font-name-complex="Verdana" style:font-size-complex="12pt"/>
    </style:style>
    <style:style style:name="T17_53" style:family="text">
      <style:text-properties style:font-name="Verdana" fo:font-size="12pt" style:font-name-asian="Verdana" style:font-size-asian="12pt" style:font-name-complex="Verdana" style:font-size-complex="12pt"/>
    </style:style>
    <style:style style:name="T17_5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5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19_17" style:family="text">
      <style:text-properties style:font-name="Verdana" fo:font-size="12pt" style:font-name-asian="Verdana" style:font-size-asian="12pt" style:font-name-complex="Verdana" style:font-size-complex="12pt"/>
    </style:style>
    <style:style style:name="T19_18" style:family="text">
      <style:text-properties style:font-name="Verdana" fo:font-size="12pt" style:font-name-asian="Verdana" style:font-size-asian="12pt" style:font-name-complex="Verdana" style:font-size-complex="12pt"/>
    </style:style>
    <style:style style:name="T19_19" style:family="text">
      <style:text-properties style:font-name="Verdana" fo:font-size="12pt" style:font-name-asian="Verdana" style:font-size-asian="12pt" style:font-name-complex="Verdana" style:font-size-complex="12pt"/>
    </style:style>
    <style:style style:name="T19_20" style:family="text">
      <style:text-properties style:font-name="Verdana" fo:font-size="12pt" style:font-name-asian="Verdana" style:font-size-asian="12pt" style:font-name-complex="Verdana" style:font-size-complex="12pt"/>
    </style:style>
    <style:style style:name="T19_2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2" style:family="text">
      <style:text-properties style:font-name="Verdana" fo:font-size="12pt" style:font-name-asian="Verdana" style:font-size-asian="12pt" style:font-name-complex="Verdana" style:font-size-complex="12pt"/>
    </style:style>
    <style:style style:name="T19_23" style:family="text">
      <style:text-properties style:font-name="Verdana" fo:font-size="12pt" style:font-name-asian="Verdana" style:font-size-asian="12pt" style:font-name-complex="Verdana" style:font-size-complex="12pt"/>
    </style:style>
    <style:style style:name="T19_24" style:family="text">
      <style:text-properties style:font-name="Verdana" fo:font-size="12pt" style:font-name-asian="Verdana" style:font-size-asian="12pt" style:font-name-complex="Verdana" style:font-size-complex="12pt"/>
    </style:style>
    <style:style style:name="T19_25" style:family="text">
      <style:text-properties style:font-name="Verdana" fo:font-size="12pt" style:font-name-asian="Verdana" style:font-size-asian="12pt" style:font-name-complex="Verdana" style:font-size-complex="12pt"/>
    </style:style>
    <style:style style:name="T19_26" style:family="text">
      <style:text-properties style:font-name="Verdana" fo:font-size="12pt" style:font-name-asian="Verdana" style:font-size-asian="12pt" style:font-name-complex="Verdana" style:font-size-complex="12pt"/>
    </style:style>
    <style:style style:name="T19_27" style:family="text">
      <style:text-properties style:font-name="Verdana" fo:font-size="12pt" style:font-name-asian="Verdana" style:font-size-asian="12pt" style:font-name-complex="Verdana" style:font-size-complex="12pt"/>
    </style:style>
    <style:style style:name="T19_28" style:family="text">
      <style:text-properties style:font-name="Verdana" fo:font-size="12pt" style:font-name-asian="Verdana" style:font-size-asian="12pt" style:font-name-complex="Verdana" style:font-size-complex="12pt"/>
    </style:style>
    <style:style style:name="T19_29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/>
    </style:style>
    <style:style style:name="T23_12" style:family="text">
      <style:text-properties style:font-name="Verdana" fo:font-size="12pt" style:font-name-asian="Verdana" style:font-size-asian="12pt" style:font-name-complex="Verdana" style:font-size-complex="12pt"/>
    </style:style>
    <style:style style:name="T23_13" style:family="text">
      <style:text-properties style:font-name="Verdana" fo:font-size="12pt" style:font-name-asian="Verdana" style:font-size-asian="12pt" style:font-name-complex="Verdana" style:font-size-complex="12pt"/>
    </style:style>
    <style:style style:name="T23_14" style:family="text">
      <style:text-properties style:font-name="Verdana" fo:font-size="12pt" style:font-name-asian="Verdana" style:font-size-asian="12pt" style:font-name-complex="Verdana" style:font-size-complex="12pt"/>
    </style:style>
    <style:style style:name="T23_15" style:family="text">
      <style:text-properties style:font-name="Verdana" fo:font-size="12pt" style:font-name-asian="Verdana" style:font-size-asian="12pt" style:font-name-complex="Verdana" style:font-size-complex="12pt"/>
    </style:style>
    <style:style style:name="T23_16" style:family="text">
      <style:text-properties style:font-name="Verdana" fo:font-size="12pt" style:font-name-asian="Verdana" style:font-size-asian="12pt" style:font-name-complex="Verdana" style:font-size-complex="12pt"/>
    </style:style>
    <style:style style:name="T23_17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/>
    </style:style>
    <style:style style:name="T24_6" style:family="text">
      <style:text-properties style:font-name="Verdana" fo:font-size="12pt" style:font-name-asian="Verdana" style:font-size-asian="12pt" style:font-name-complex="Verdana" style:font-size-complex="12pt"/>
    </style:style>
    <style:style style:name="T24_7" style:family="text">
      <style:text-properties style:font-name="Verdana" fo:font-size="12pt" style:font-name-asian="Verdana" style:font-size-asian="12pt" style:font-name-complex="Verdana" style:font-size-complex="12pt"/>
    </style:style>
    <style:style style:name="T24_8" style:family="text">
      <style:text-properties style:font-name="Verdana" fo:font-size="12pt" style:font-name-asian="Verdana" style:font-size-asian="12pt" style:font-name-complex="Verdana" style:font-size-complex="12pt"/>
    </style:style>
    <style:style style:name="T24_9" style:family="text">
      <style:text-properties style:font-name="Verdana" fo:font-size="12pt" style:font-name-asian="Verdana" style:font-size-asian="12pt" style:font-name-complex="Verdana" style:font-size-complex="12pt"/>
    </style:style>
    <style:style style:name="T24_10" style:family="text">
      <style:text-properties style:font-name="Verdana" fo:font-size="12pt" style:font-name-asian="Verdana" style:font-size-asian="12pt" style:font-name-complex="Verdana" style:font-size-complex="12pt"/>
    </style:style>
    <style:style style:name="T24_11" style:family="text">
      <style:text-properties style:font-name="Verdana" fo:font-size="12pt" style:font-name-asian="Verdana" style:font-size-asian="12pt" style:font-name-complex="Verdana" style:font-size-complex="12pt"/>
    </style:style>
    <style:style style:name="T24_12" style:family="text">
      <style:text-properties style:font-name="Verdana" fo:font-size="12pt" style:font-name-asian="Verdana" style:font-size-asian="12pt" style:font-name-complex="Verdana" style:font-size-complex="12pt"/>
    </style:style>
    <style:style style:name="T24_13" style:family="text">
      <style:text-properties style:font-name="Verdana" fo:font-size="12pt" style:font-name-asian="Verdana" style:font-size-asian="12pt" style:font-name-complex="Verdana" style:font-size-complex="12pt"/>
    </style:style>
    <style:style style:name="T24_14" style:family="text">
      <style:text-properties style:font-name="Verdana" fo:font-size="12pt" style:font-name-asian="Verdana" style:font-size-asian="12pt" style:font-name-complex="Verdana" style:font-size-complex="12pt"/>
    </style:style>
    <style:style style:name="T24_15" style:family="text">
      <style:text-properties style:font-name="Verdana" fo:font-size="12pt" style:font-name-asian="Verdana" style:font-size-asian="12pt" style:font-name-complex="Verdana" style:font-size-complex="12pt"/>
    </style:style>
    <style:style style:name="T24_16" style:family="text">
      <style:text-properties style:font-name="Verdana" fo:font-size="12pt" style:font-name-asian="Verdana" style:font-size-asian="12pt" style:font-name-complex="Verdana" style:font-size-complex="12pt"/>
    </style:style>
    <style:style style:name="T24_17" style:family="text">
      <style:text-properties style:font-name="Verdana" fo:font-size="12pt" style:font-name-asian="Verdana" style:font-size-asian="12pt" style:font-name-complex="Verdana" style:font-size-complex="12pt"/>
    </style:style>
    <style:style style:name="T24_18" style:family="text">
      <style:text-properties style:font-name="Verdana" fo:font-size="12pt" style:font-name-asian="Verdana" style:font-size-asian="12pt" style:font-name-complex="Verdana" style:font-size-complex="12pt"/>
    </style:style>
    <style:style style:name="T24_19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break-before="auto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T25_4" style:family="text">
      <style:text-properties style:font-name="Verdana" fo:font-size="12pt" style:font-name-asian="Verdana" style:font-size-asian="12pt" style:font-name-complex="Verdana" style:font-size-complex="12pt"/>
    </style:style>
    <style:style style:name="T25_5" style:family="text">
      <style:text-properties style:font-name="Verdana" fo:font-size="12pt" style:font-name-asian="Verdana" style:font-size-asian="12pt" style:font-name-complex="Verdana" style:font-size-complex="12pt"/>
    </style:style>
    <style:style style:name="T25_6" style:family="text">
      <style:text-properties style:font-name="Verdana" fo:font-size="12pt" style:font-name-asian="Verdana" style:font-size-asian="12pt" style:font-name-complex="Verdana" style:font-size-complex="12pt"/>
    </style:style>
    <style:style style:name="T25_7" style:family="text">
      <style:text-properties style:font-name="Verdana" fo:font-size="12pt" style:font-name-asian="Verdana" style:font-size-asian="12pt" style:font-name-complex="Verdana" style:font-size-complex="12pt"/>
    </style:style>
    <style:style style:name="T25_8" style:family="text">
      <style:text-properties style:font-name="Verdana" fo:font-size="12pt" style:font-name-asian="Verdana" style:font-size-asian="12pt" style:font-name-complex="Verdana" style:font-size-complex="12pt"/>
    </style:style>
    <style:style style:name="T25_9" style:family="text">
      <style:text-properties style:font-name="Verdana" fo:font-size="12pt" style:font-name-asian="Verdana" style:font-size-asian="12pt" style:font-name-complex="Verdana" style:font-size-complex="12pt"/>
    </style:style>
    <style:style style:name="T25_10" style:family="text">
      <style:text-properties style:font-name="Verdana" fo:font-size="12pt" style:font-name-asian="Verdana" style:font-size-asian="12pt" style:font-name-complex="Verdana" style:font-size-complex="12pt"/>
    </style:style>
    <style:style style:name="T25_11" style:family="text">
      <style:text-properties style:font-name="Verdana" fo:font-size="12pt" style:font-name-asian="Verdana" style:font-size-asian="12pt" style:font-name-complex="Verdana" style:font-size-complex="12pt"/>
    </style:style>
    <style:style style:name="T25_12" style:family="text">
      <style:text-properties style:font-name="Verdana" fo:font-size="12pt" style:font-name-asian="Verdana" style:font-size-asian="12pt" style:font-name-complex="Verdana" style:font-size-complex="12pt"/>
    </style:style>
    <style:style style:name="T25_13" style:family="text">
      <style:text-properties style:font-name="Verdana" fo:font-size="12pt" style:font-name-asian="Verdana" style:font-size-asian="12pt" style:font-name-complex="Verdana" style:font-size-complex="12pt"/>
    </style:style>
    <style:style style:name="T25_14" style:family="text">
      <style:text-properties style:font-name="Verdana" fo:font-size="12pt" style:font-name-asian="Verdana" style:font-size-asian="12pt" style:font-name-complex="Verdana" style:font-size-complex="12pt"/>
    </style:style>
    <style:style style:name="T25_15" style:family="text">
      <style:text-properties style:font-name="Verdana" fo:font-size="12pt" style:font-name-asian="Verdana" style:font-size-asian="12pt" style:font-name-complex="Verdana" style:font-size-complex="12pt"/>
    </style:style>
    <style:style style:name="T25_16" style:family="text">
      <style:text-properties style:font-name="Verdana" fo:font-size="12pt" style:font-name-asian="Verdana" style:font-size-asian="12pt" style:font-name-complex="Verdana" style:font-size-complex="12pt"/>
    </style:style>
    <style:style style:name="T25_17" style:family="text">
      <style:text-properties style:font-name="Verdana" fo:font-size="12pt" style:font-name-asian="Verdana" style:font-size-asian="12pt" style:font-name-complex="Verdana" style:font-size-complex="12pt"/>
    </style:style>
    <style:style style:name="T25_18" style:family="text">
      <style:text-properties style:font-name="Verdana" fo:font-size="12pt" style:font-name-asian="Verdana" style:font-size-asian="12pt" style:font-name-complex="Verdana" style:font-size-complex="12pt"/>
    </style:style>
    <style:style style:name="T25_19" style:family="text">
      <style:text-properties style:font-name="Verdana" fo:font-size="12pt" style:font-name-asian="Verdana" style:font-size-asian="12pt" style:font-name-complex="Verdana" style:font-size-complex="12pt"/>
    </style:style>
    <style:style style:name="T25_20" style:family="text">
      <style:text-properties style:font-name="Verdana" fo:font-size="12pt" style:font-name-asian="Verdana" style:font-size-asian="12pt" style:font-name-complex="Verdana" style:font-size-complex="12pt"/>
    </style:style>
    <style:style style:name="T25_2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2" style:family="text">
      <style:text-properties style:font-name="Verdana" fo:font-size="12pt" style:font-name-asian="Verdana" style:font-size-asian="12pt" style:font-name-complex="Verdana" style:font-size-complex="12pt"/>
    </style:style>
    <style:style style:name="T25_23" style:family="text">
      <style:text-properties style:font-name="Verdana" fo:font-size="12pt" style:font-name-asian="Verdana" style:font-size-asian="12pt" style:font-name-complex="Verdana" style:font-size-complex="12pt"/>
    </style:style>
    <style:style style:name="T25_24" style:family="text">
      <style:text-properties style:font-name="Verdana" fo:font-size="12pt" style:font-name-asian="Verdana" style:font-size-asian="12pt" style:font-name-complex="Verdana" style:font-size-complex="12pt"/>
    </style:style>
    <style:style style:name="T25_25" style:family="text">
      <style:text-properties style:font-name="Verdana" fo:font-size="12pt" style:font-name-asian="Verdana" style:font-size-asian="12pt" style:font-name-complex="Verdana" style:font-size-complex="12pt"/>
    </style:style>
    <style:style style:name="T25_26" style:family="text">
      <style:text-properties style:font-name="Verdana" fo:font-size="12pt" style:font-name-asian="Verdana" style:font-size-asian="12pt" style:font-name-complex="Verdana" style:font-size-complex="12pt"/>
    </style:style>
    <style:style style:name="T25_27" style:family="text">
      <style:text-properties style:font-name="Verdana" fo:font-size="12pt" style:font-name-asian="Verdana" style:font-size-asian="12pt" style:font-name-complex="Verdana" style:font-size-complex="12pt"/>
    </style:style>
    <style:style style:name="T25_28" style:family="text">
      <style:text-properties style:font-name="Verdana" fo:font-size="12pt" style:font-name-asian="Verdana" style:font-size-asian="12pt" style:font-name-complex="Verdana" style:font-size-complex="12pt"/>
    </style:style>
    <style:style style:name="T25_29" style:family="text">
      <style:text-properties style:font-name="Verdana" fo:font-size="12pt" style:font-name-asian="Verdana" style:font-size-asian="12pt" style:font-name-complex="Verdana" style:font-size-complex="12pt"/>
    </style:style>
    <style:style style:name="T25_30" style:family="text">
      <style:text-properties style:font-name="Verdana" fo:font-size="12pt" style:font-name-asian="Verdana" style:font-size-asian="12pt" style:font-name-complex="Verdana" style:font-size-complex="12pt"/>
    </style:style>
    <style:style style:name="T25_31" style:family="text">
      <style:text-properties style:font-name="Verdana" fo:font-size="12pt" style:font-name-asian="Verdana" style:font-size-asian="12pt" style:font-name-complex="Verdana" style:font-size-complex="12pt"/>
    </style:style>
    <style:style style:name="T25_3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3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text-indent="1.27cm" fo:margin-left="1.27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/>
    </style:style>
    <style:style style:name="T27_5" style:family="text">
      <style:text-properties style:font-name="Verdana" fo:font-size="12pt" style:font-name-asian="Verdana" style:font-size-asian="12pt" style:font-name-complex="Verdana" style:font-size-complex="12pt"/>
    </style:style>
    <style:style style:name="T27_6" style:family="text">
      <style:text-properties style:font-name="Verdana" fo:font-size="12pt" style:font-name-asian="Verdana" style:font-size-asian="12pt" style:font-name-complex="Verdana" style:font-size-complex="12pt"/>
    </style:style>
    <style:style style:name="T27_7" style:family="text">
      <style:text-properties style:font-name="Verdana" fo:font-size="12pt" style:font-name-asian="Verdana" style:font-size-asian="12pt" style:font-name-complex="Verdana" style:font-size-complex="12pt"/>
    </style:style>
    <style:style style:name="T27_8" style:family="text">
      <style:text-properties style:font-name="Verdana" fo:font-size="12pt" style:font-name-asian="Verdana" style:font-size-asian="12pt" style:font-name-complex="Verdana" style:font-size-complex="12pt"/>
    </style:style>
    <style:style style:name="T27_9" style:family="text">
      <style:text-properties style:font-name="Verdana" fo:font-size="12pt" style:font-name-asian="Verdana" style:font-size-asian="12pt" style:font-name-complex="Verdana" style:font-size-complex="12pt"/>
    </style:style>
    <style:style style:name="T27_10" style:family="text">
      <style:text-properties style:font-name="Verdana" fo:font-size="12pt" style:font-name-asian="Verdana" style:font-size-asian="12pt" style:font-name-complex="Verdana" style:font-size-complex="12pt"/>
    </style:style>
    <style:style style:name="T27_11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text-indent="1.27cm" fo:margin-left="1.27cm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text-indent="1.27cm" fo:margin-left="1.27cm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/>
    </style:style>
    <style:style style:name="T29_4" style:family="text">
      <style:text-properties style:font-name="Verdana" fo:font-size="12pt" style:font-name-asian="Verdana" style:font-size-asian="12pt" style:font-name-complex="Verdana" style:font-size-complex="12pt"/>
    </style:style>
    <style:style style:name="T29_5" style:family="text">
      <style:text-properties style:font-name="Verdana" fo:font-size="12pt" style:font-name-asian="Verdana" style:font-size-asian="12pt" style:font-name-complex="Verdana" style:font-size-complex="12pt"/>
    </style:style>
    <style:style style:name="T29_6" style:family="text">
      <style:text-properties style:font-name="Verdana" fo:font-size="12pt" style:font-name-asian="Verdana" style:font-size-asian="12pt" style:font-name-complex="Verdana" style:font-size-complex="12pt"/>
    </style:style>
    <style:style style:name="T29_7" style:family="text">
      <style:text-properties style:font-name="Verdana" fo:font-size="12pt" style:font-name-asian="Verdana" style:font-size-asian="12pt" style:font-name-complex="Verdana" style:font-size-complex="12pt"/>
    </style:style>
    <style:style style:name="T29_8" style:family="text">
      <style:text-properties style:font-name="Verdana" fo:font-size="12pt" style:font-name-asian="Verdana" style:font-size-asian="12pt" style:font-name-complex="Verdana" style:font-size-complex="12pt"/>
    </style:style>
    <style:style style:name="T29_9" style:family="text">
      <style:text-properties style:font-name="Verdana" fo:font-size="12pt" style:font-name-asian="Verdana" style:font-size-asian="12pt" style:font-name-complex="Verdana" style:font-size-complex="12pt"/>
    </style:style>
    <style:style style:name="T29_10" style:family="text">
      <style:text-properties style:font-name="Verdana" fo:font-size="12pt" style:font-name-asian="Verdana" style:font-size-asian="12pt" style:font-name-complex="Verdana" style:font-size-complex="12pt"/>
    </style:style>
    <style:style style:name="T29_11" style:family="text">
      <style:text-properties style:font-name="Verdana" fo:font-size="12pt" style:font-name-asian="Verdana" style:font-size-asian="12pt" style:font-name-complex="Verdana" style:font-size-complex="12pt"/>
    </style:style>
    <style:style style:name="T29_12" style:family="text"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style:writing-mode="lr-tb"/>
    </style:style>
    <style:style style:name="T3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Protocol</text:span></text:h>
      <text:p text:style-name="P2"><text:span text:style-name="T2_1">Location</text:span><text:span text:style-name="T2_2">:<text:s/></text:span><text:span text:style-name="T2_3">Chalmers</text:span></text:p>
      <text:p text:style-name="P3"><text:span text:style-name="T3_1">Date</text:span><text:span text:style-name="T3_2">:<text:s/>10-05-17</text:span></text:p>
      <text:p text:style-name="P4"><text:span text:style-name="T4_1">Time</text:span><text:span text:style-name="T4_2">:<text:s/>10.30</text:span></text:p>
      <text:p text:style-name="P5"><text:span text:style-name="T5_1">Facilitator</text:span><text:span text:style-name="T5_2">:<text:s/></text:span><text:span text:style-name="T5_3">Victor</text:span><text:span text:style-name="T5_4"><text:s/></text:span><text:span text:style-name="T5_5">Lindhé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Water</text:span><text:span text:style-name="T9_3"><text:s/></text:span><text:span text:style-name="T9_4">not</text:span><text:span text:style-name="T9_5"><text:s/></text:span><text:span text:style-name="T9_6">fixed</text:span><text:span text:style-name="T9_7">.<text:s/></text:span><text:span text:style-name="T9_8">Fire</text:span><text:span text:style-name="T9_9"><text:s/></text:span><text:span text:style-name="T9_10">has</text:span><text:span text:style-name="T9_11"><text:s/></text:span><text:span text:style-name="T9_12">been</text:span><text:span text:style-name="T9_13"><text:s/></text:span><text:span text:style-name="T9_14">improved</text:span><text:span text:style-name="T9_15">,<text:s/></text:span><text:span text:style-name="T9_16">needs</text:span><text:span text:style-name="T9_17"><text:s/></text:span><text:span text:style-name="T9_18">to</text:span><text:span text:style-name="T9_19"><text:s/></text:span><text:span text:style-name="T9_20">be</text:span><text:span text:style-name="T9_21"><text:s/></text:span><text:span text:style-name="T9_22">tweaked</text:span><text:span text:style-name="T9_23"><text:s/></text:span><text:span text:style-name="T9_24">though</text:span><text:span text:style-name="T9_25">.</text:span></text:p>
      <text:p text:style-name="P10"><text:span text:style-name="T10_1"><text:tab/></text:span><text:span text:style-name="T10_2">StatusBox</text:span><text:span text:style-name="T10_3"><text:s/></text:span><text:span text:style-name="T10_4">added</text:span><text:span text:style-name="T10_5">,<text:s/></text:span><text:span text:style-name="T10_6">needs</text:span><text:span text:style-name="T10_7"><text:s/></text:span><text:span text:style-name="T10_8">to</text:span><text:span text:style-name="T10_9"><text:s/></text:span><text:span text:style-name="T10_10">be</text:span><text:span text:style-name="T10_11"><text:s/></text:span><text:span text:style-name="T10_12">improved</text:span><text:span text:style-name="T10_13"><text:s/></text:span><text:span text:style-name="T10_14">aswell</text:span><text:span text:style-name="T10_15">.</text:span></text:p>
      <text:p text:style-name="P11"><text:span text:style-name="T11_1">Reports</text:span><text:span text:style-name="T11_2"><text:s/>(15<text:s/></text:span><text:span text:style-name="T11_3">min</text:span><text:span text:style-name="T11_4">)</text:span></text:p>
      <text:p text:style-name="P12"><text:span text:style-name="T12_1"><text:tab/></text:span><text:span text:style-name="T12_2">We</text:span><text:span text:style-name="T12_3"><text:s/></text:span><text:span text:style-name="T12_4">have</text:span><text:span text:style-name="T12_5"><text:s/></text:span><text:span text:style-name="T12_6">implemented</text:span><text:span text:style-name="T12_7"><text:s/></text:span><text:span text:style-name="T12_8">all</text:span><text:span text:style-name="T12_9"><text:s/></text:span><text:span text:style-name="T12_10">use</text:span><text:span text:style-name="T12_11"><text:s/></text:span><text:span text:style-name="T12_12">cases</text:span><text:span text:style-name="T12_13">.<text:s/></text:span><text:span text:style-name="T12_14">Some</text:span><text:span text:style-name="T12_15"><text:s/></text:span><text:span text:style-name="T12_16">PowerUps</text:span><text:span text:style-name="T12_17"><text:s/></text:span><text:span text:style-name="T12_18">might</text:span><text:span text:style-name="T12_19"><text:s/></text:span><text:span text:style-name="T12_20">be</text:span><text:span text:style-name="T12_21"><text:s/></text:span><text:span text:style-name="T12_22">added</text:span><text:span text:style-name="T12_23"><text:s/></text:span><text:span text:style-name="T12_24">though</text:span><text:span text:style-name="T12_25">.</text:span></text:p>
      <text:p text:style-name="P13"><text:span text:style-name="T13_1">Discussion</text:span><text:span text:style-name="T13_2"><text:s/></text:span><text:span text:style-name="T13_3">items</text:span><text:span text:style-name="T13_4"><text:s/>(35<text:s/></text:span><text:span text:style-name="T13_5">min</text:span><text:span text:style-name="T13_6">)</text:span></text:p>
      <text:p text:style-name="P14"><text:span text:style-name="T14_1"><text:tab/></text:span><text:span text:style-name="T14_2">Water</text:span><text:span text:style-name="T14_3"><text:s/></text:span><text:span text:style-name="T14_4">needs</text:span><text:span text:style-name="T14_5"><text:s/></text:span><text:span text:style-name="T14_6">to</text:span><text:span text:style-name="T14_7"><text:s/></text:span><text:span text:style-name="T14_8">be</text:span><text:span text:style-name="T14_9"><text:s/></text:span><text:span text:style-name="T14_10">fixed</text:span><text:span text:style-name="T14_11"><text:s/></text:span><text:span text:style-name="T14_12">for</text:span><text:span text:style-name="T14_13"><text:s/></text:span><text:span text:style-name="T14_14">linux</text:span><text:span text:style-name="T14_15">.<text:s/></text:span><text:span text:style-name="T14_16">DXT</text:span><text:span text:style-name="T14_17">1<text:s/></text:span><text:span text:style-name="T14_18">is</text:span><text:span text:style-name="T14_19"><text:s/></text:span><text:span text:style-name="T14_20">unsupported</text:span><text:span text:style-name="T14_21">,<text:s/></text:span><text:span text:style-name="T14_22">needs</text:span><text:span text:style-name="T14_23"><text:s/></text:span><text:span text:style-name="T14_24">another</text:span><text:span text:style-name="T14_25"><text:s/></text:span><text:span text:style-name="T14_26">compression</text:span><text:span text:style-name="T14_27">.</text:span></text:p>
      <text:p text:style-name="P15"><text:span text:style-name="T15_1"><text:tab/>“</text:span><text:span text:style-name="T15_2">this</text:span><text:span text:style-name="T15_3">.”<text:s/></text:span><text:span text:style-name="T15_4">should</text:span><text:span text:style-name="T15_5"><text:s/></text:span><text:span text:style-name="T15_6">be</text:span><text:span text:style-name="T15_7"><text:s/></text:span><text:span text:style-name="T15_8">removed</text:span><text:span text:style-name="T15_9"><text:s/></text:span><text:span text:style-name="T15_10">where</text:span><text:span text:style-name="T15_11"><text:s/></text:span><text:span text:style-name="T15_12">it</text:span><text:span text:style-name="T15_13">’</text:span><text:span text:style-name="T15_14">s</text:span><text:span text:style-name="T15_15"><text:s/></text:span><text:span text:style-name="T15_16">not</text:span><text:span text:style-name="T15_17"><text:s/></text:span><text:span text:style-name="T15_18">necessary</text:span><text:span text:style-name="T15_19">.</text:span></text:p>
      <text:p text:style-name="P16"><text:span text:style-name="T16_1"><text:tab/></text:span><text:span text:style-name="T16_2">Need</text:span><text:span text:style-name="T16_3"><text:s/></text:span><text:span text:style-name="T16_4">to</text:span><text:span text:style-name="T16_5"><text:s/></text:span><text:span text:style-name="T16_6">fix</text:span><text:span text:style-name="T16_7"><text:s/></text:span><text:span text:style-name="T16_8">rotation</text:span><text:span text:style-name="T16_9"><text:s/></text:span><text:span text:style-name="T16_10">checks</text:span><text:span text:style-name="T16_11"><text:s/></text:span><text:span text:style-name="T16_12">for</text:span><text:span text:style-name="T16_13"><text:s/></text:span><text:span text:style-name="T16_14">Units</text:span><text:span text:style-name="T16_15">.</text:span></text:p>
      <text:p text:style-name="P17"><text:span text:style-name="T17_1"><text:tab/></text:span><text:span text:style-name="T17_2">We</text:span><text:span text:style-name="T17_3"><text:s/></text:span><text:span text:style-name="T17_4">need</text:span><text:span text:style-name="T17_5"><text:s/></text:span><text:span text:style-name="T17_6">to</text:span><text:span text:style-name="T17_7"><text:s/></text:span><text:span text:style-name="T17_8">clean</text:span><text:span text:style-name="T17_9"><text:s/></text:span><text:span text:style-name="T17_10">up</text:span><text:span text:style-name="T17_11"><text:s/></text:span><text:span text:style-name="T17_12">the</text:span><text:span text:style-name="T17_13"><text:s/></text:span><text:span text:style-name="T17_14">git</text:span><text:span text:style-name="T17_15"><text:s/></text:span><text:span text:style-name="T17_16">repo</text:span><text:span text:style-name="T17_17">.<text:s/></text:span><text:span text:style-name="T17_18">There</text:span><text:span text:style-name="T17_19">’</text:span><text:span text:style-name="T17_20">s</text:span><text:span text:style-name="T17_21"><text:s/></text:span><text:span text:style-name="T17_22">a</text:span><text:span text:style-name="T17_23"><text:s/></text:span><text:span text:style-name="T17_24">bunch</text:span><text:span text:style-name="T17_25"><text:s/></text:span><text:span text:style-name="T17_26">of</text:span><text:span text:style-name="T17_27"><text:s/></text:span><text:span text:style-name="T17_28">dlls</text:span><text:span text:style-name="T17_29"><text:s/></text:span><text:span text:style-name="T17_30">in</text:span><text:span text:style-name="T17_31"><text:s/></text:span><text:span text:style-name="T17_32">project</text:span><text:span text:style-name="T17_33">/,<text:s/>*.</text:span><text:span text:style-name="T17_34">so</text:span><text:span text:style-name="T17_35">-</text:span><text:span text:style-name="T17_36">files</text:span><text:span text:style-name="T17_37">,<text:s/></text:span><text:span text:style-name="T17_38">HUD</text:span><text:span text:style-name="T17_39">.</text:span><text:span text:style-name="T17_40">xml</text:span><text:span text:style-name="T17_41">,<text:s/></text:span><text:span text:style-name="T17_42">catalog</text:span><text:span text:style-name="T17_43">.</text:span><text:span text:style-name="T17_44">xml</text:span><text:span text:style-name="T17_45">,<text:s/></text:span><text:span text:style-name="T17_46">etc</text:span><text:span text:style-name="T17_47"><text:s/></text:span><text:span text:style-name="T17_48">etc</text:span><text:span text:style-name="T17_49">,<text:s/></text:span><text:span text:style-name="T17_50">coverage</text:span><text:span text:style-name="T17_51">,<text:s/></text:span><text:span text:style-name="T17_52">build</text:span><text:span text:style-name="T17_53">-</text:span><text:span text:style-name="T17_54">files</text:span><text:span text:style-name="T17_55">....</text:span></text:p>
      <text:p text:style-name="P18"><text:span text:style-name="T18_1"><text:tab/></text:span><text:span text:style-name="T18_2">And</text:span><text:span text:style-name="T18_3"><text:s/></text:span><text:span text:style-name="T18_4">make</text:span><text:span text:style-name="T18_5"><text:s/></text:span><text:span text:style-name="T18_6">sure</text:span><text:span text:style-name="T18_7"><text:s/></text:span><text:span text:style-name="T18_8">SDD</text:span><text:span text:style-name="T18_9"><text:s/></text:span><text:span text:style-name="T18_10">and</text:span><text:span text:style-name="T18_11"><text:s/></text:span><text:span text:style-name="T18_12">RAD</text:span><text:span text:style-name="T18_13"><text:s/></text:span><text:span text:style-name="T18_14">are</text:span><text:span text:style-name="T18_15"><text:s/></text:span><text:span text:style-name="T18_16">nice</text:span><text:span text:style-name="T18_17">.</text:span></text:p>
      <text:p text:style-name="P19"><text:span text:style-name="T19_1"><text:tab/></text:span><text:span text:style-name="T19_2">We</text:span><text:span text:style-name="T19_3"><text:s/></text:span><text:span text:style-name="T19_4">should</text:span><text:span text:style-name="T19_5"><text:s/></text:span><text:span text:style-name="T19_6">work</text:span><text:span text:style-name="T19_7"><text:s/></text:span><text:span text:style-name="T19_8">on</text:span><text:span text:style-name="T19_9"><text:s/></text:span><text:span text:style-name="T19_10">the</text:span><text:span text:style-name="T19_11"><text:s/></text:span><text:span text:style-name="T19_12">presentation</text:span><text:span text:style-name="T19_13">,<text:s/></text:span><text:span text:style-name="T19_14">we</text:span><text:span text:style-name="T19_15"><text:s/></text:span><text:span text:style-name="T19_16">will</text:span><text:span text:style-name="T19_17"><text:s/></text:span><text:span text:style-name="T19_18">use</text:span><text:span text:style-name="T19_19"><text:s/></text:span><text:span text:style-name="T19_20">google</text:span><text:span text:style-name="T19_21"><text:s/></text:span><text:span text:style-name="T19_22">presentation</text:span><text:span text:style-name="T19_23"><text:s/></text:span><text:span text:style-name="T19_24">will</text:span><text:span text:style-name="T19_25"><text:s/></text:span><text:span text:style-name="T19_26">be</text:span><text:span text:style-name="T19_27"><text:s/></text:span><text:span text:style-name="T19_28">used</text:span><text:span text:style-name="T19_29">.</text:span></text:p>
      <text:p text:style-name="P20"><text:span text:style-name="T20_1"><text:tab/></text:span><text:span text:style-name="T20_2">I</text:span><text:span text:style-name="T20_3"><text:s/></text:span><text:span text:style-name="T20_4">hope</text:span><text:span text:style-name="T20_5"><text:s/></text:span><text:span text:style-name="T20_6">I</text:span><text:span text:style-name="T20_7"><text:s/></text:span><text:span text:style-name="T20_8">get</text:span><text:span text:style-name="T20_9"><text:s/></text:span><text:span text:style-name="T20_10">a</text:span><text:span text:style-name="T20_11"><text:s/></text:span><text:span text:style-name="T20_12">nice</text:span><text:span text:style-name="T20_13"><text:s/></text:span><text:span text:style-name="T20_14">vacation</text:span><text:span text:style-name="T20_15"><text:s/></text:span><text:span text:style-name="T20_16">this</text:span><text:span text:style-name="T20_17"><text:s/></text:span><text:span text:style-name="T20_18">summer</text:span><text:span text:style-name="T20_19">.<text:s/></text:span></text:p>
      <text:p text:style-name="P21"><text:span text:style-name="T21_1">Outcomes</text:span><text:span text:style-name="T21_2"><text:s/></text:span><text:span text:style-name="T21_3">and</text:span><text:span text:style-name="T21_4"><text:s/></text:span><text:span text:style-name="T21_5">assignments</text:span><text:span text:style-name="T21_6"><text:s/>(5<text:s/></text:span><text:span text:style-name="T21_7">min</text:span><text:span text:style-name="T21_8">)</text:span></text:p>
      <text:p text:style-name="P22"><text:span text:style-name="T22_1"><text:tab/></text:span><text:span text:style-name="T22_2">John</text:span><text:span text:style-name="T22_3">:<text:s/></text:span><text:span text:style-name="T22_4">Improve</text:span><text:span text:style-name="T22_5"><text:s/></text:span><text:span text:style-name="T22_6">fire</text:span><text:span text:style-name="T22_7">?</text:span></text:p>
      <text:p text:style-name="P23"><text:span text:style-name="T23_1"><text:tab/></text:span><text:span text:style-name="T23_2">Johannes</text:span><text:span text:style-name="T23_3">:<text:s/></text:span><text:span text:style-name="T23_4">Improve</text:span><text:span text:style-name="T23_5"><text:s/></text:span><text:span text:style-name="T23_6">StatusBox</text:span><text:span text:style-name="T23_7">,<text:s/></text:span><text:span text:style-name="T23_8">change</text:span><text:span text:style-name="T23_9"><text:s/></text:span><text:span text:style-name="T23_10">DXT</text:span><text:span text:style-name="T23_11">1<text:s/></text:span><text:span text:style-name="T23_12">to</text:span><text:span text:style-name="T23_13"><text:s/></text:span><text:span text:style-name="T23_14">something</text:span><text:span text:style-name="T23_15"><text:s/></text:span><text:span text:style-name="T23_16">supported</text:span><text:span text:style-name="T23_17">.</text:span></text:p>
      <text:p text:style-name="P24"><text:span text:style-name="T24_1"><text:tab/></text:span><text:span text:style-name="T24_2">Victor</text:span><text:span text:style-name="T24_3">:<text:s/></text:span><text:span text:style-name="T24_4">Look</text:span><text:span text:style-name="T24_5"><text:s/></text:span><text:span text:style-name="T24_6">over</text:span><text:span text:style-name="T24_7"><text:s/></text:span><text:span text:style-name="T24_8">SDD</text:span><text:span text:style-name="T24_9">/</text:span><text:span text:style-name="T24_10">RAD</text:span><text:span text:style-name="T24_11">.<text:s/></text:span><text:span text:style-name="T24_12">Fix</text:span><text:span text:style-name="T24_13"><text:s/></text:span><text:span text:style-name="T24_14">GameTest</text:span><text:span text:style-name="T24_15"><text:s/></text:span><text:span text:style-name="T24_16">and</text:span><text:span text:style-name="T24_17"><text:s/></text:span><text:span text:style-name="T24_18">so</text:span><text:span text:style-name="T24_19">.</text:span></text:p>
      <text:p text:style-name="P25"><text:span text:style-name="T25_1"><text:tab/></text:span><text:span text:style-name="T25_2">Anton</text:span><text:span text:style-name="T25_3">:<text:s/></text:span><text:span text:style-name="T25_4">Remove</text:span><text:span text:style-name="T25_5"><text:s/></text:span><text:span text:style-name="T25_6">all</text:span><text:span text:style-name="T25_7"><text:s/></text:span><text:span text:style-name="T25_8">crap</text:span><text:span text:style-name="T25_9"><text:s/></text:span><text:span text:style-name="T25_10">you</text:span><text:span text:style-name="T25_11"><text:s/></text:span><text:span text:style-name="T25_12">didn</text:span><text:span text:style-name="T25_13">’</text:span><text:span text:style-name="T25_14">t</text:span><text:span text:style-name="T25_15"><text:s/></text:span><text:span text:style-name="T25_16">push</text:span><text:span text:style-name="T25_17"><text:s/></text:span><text:span text:style-name="T25_18">to</text:span><text:span text:style-name="T25_19"><text:s/></text:span><text:span text:style-name="T25_20">repo</text:span><text:span text:style-name="T25_21">,<text:s/></text:span><text:span text:style-name="T25_22">fix</text:span><text:span text:style-name="T25_23"><text:s/></text:span><text:span text:style-name="T25_24">rotation</text:span><text:span text:style-name="T25_25"><text:s/></text:span><text:span text:style-name="T25_26">for</text:span><text:span text:style-name="T25_27"><text:s/></text:span><text:span text:style-name="T25_28">Units</text:span><text:span text:style-name="T25_29">,<text:s/></text:span><text:span text:style-name="T25_30">tie</text:span><text:span text:style-name="T25_31">-</text:span><text:span text:style-name="T25_32">logic</text:span><text:span text:style-name="T25_33">.</text:span></text:p>
      <text:p text:style-name="P26"><text:span text:style-name="T26_1"><text:tab/></text:span><text:span text:style-name="T26_2">All</text:span><text:span text:style-name="T26_3">:<text:s/></text:span></text:p>
      <text:p text:style-name="P27"><text:span text:style-name="T27_1">-<text:s/></text:span><text:span text:style-name="T27_2">improve</text:span><text:span text:style-name="T27_3"><text:s/></text:span><text:span text:style-name="T27_4">tests</text:span><text:span text:style-name="T27_5">.<text:s/></text:span><text:span text:style-name="T27_6">Make</text:span><text:span text:style-name="T27_7"><text:s/></text:span><text:span text:style-name="T27_8">them</text:span><text:span text:style-name="T27_9"><text:s/></text:span><text:span text:style-name="T27_10">cleaner</text:span><text:span text:style-name="T27_11">.</text:span></text:p>
      <text:p text:style-name="P28"><text:span text:style-name="T28_1">-<text:s/></text:span><text:span text:style-name="T28_2">Remove</text:span><text:span text:style-name="T28_3"><text:s/>“</text:span><text:span text:style-name="T28_4">this</text:span><text:span text:style-name="T28_5">.”,</text:span></text:p>
      <text:p text:style-name="P29"><text:span text:style-name="T29_1">-<text:s/></text:span><text:span text:style-name="T29_2">Look</text:span><text:span text:style-name="T29_3"><text:s/></text:span><text:span text:style-name="T29_4">at</text:span><text:span text:style-name="T29_5"><text:s/></text:span><text:span text:style-name="T29_6">comments</text:span><text:span text:style-name="T29_7"><text:s/></text:span><text:span text:style-name="T29_8">mainly</text:span><text:span text:style-name="T29_9"><text:s/></text:span><text:span text:style-name="T29_10">in</text:span><text:span text:style-name="T29_11"><text:s/></text:span><text:span text:style-name="T29_12">model</text:span></text:p>
      <text:p text:style-name="P30"><text:span text:style-name="T30_1">Wrap</text:span><text:span text:style-name="T30_2"><text:s/></text:span><text:span text:style-name="T30_3">up</text:span></text:p>
      <text:p text:style-name="P31"><text:span text:style-name="T31_1">Next</text:span><text:span text:style-name="T31_2"><text:s/></text:span><text:span text:style-name="T31_3">meeting</text:span><text:span text:style-name="T31_4">:<text:s/></text:span><text:span text:style-name="T31_5">This</text:span><text:span text:style-name="T31_6"><text:s/></text:span><text:span text:style-name="T31_7">was</text:span><text:span text:style-name="T31_8"><text:s/></text:span><text:span text:style-name="T31_9">the</text:span><text:span text:style-name="T31_10"><text:s/></text:span><text:span text:style-name="T31_11">last</text:span><text:span text:style-name="T31_12"><text:s/></text:span><text:span text:style-name="T31_13">one</text:span><text:span text:style-name="T31_1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